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1" style:family="table-row">
      <style:table-row-properties style:min-row-height="1.588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482cm"/>
    </style:style>
    <style:style style:name="Table1.3" style:family="table-row">
      <style:table-row-properties style:min-row-height="1.346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706cm" style:rel-column-width="29707*"/>
    </style:style>
    <style:style style:name="Table2.B" style:family="table-column">
      <style:table-column-properties style:column-width="9.294cm" style:rel-column-width="35828*"/>
    </style:style>
    <style:style style:name="Table2.1" style:family="table-row">
      <style:table-row-properties style:min-row-height="4.1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7.491cm" table:align="left"/>
    </style:style>
    <style:style style:name="Table3.A" style:family="table-column">
      <style:table-column-properties style:column-width="2.298cm"/>
    </style:style>
    <style:style style:name="Table3.B" style:family="table-column">
      <style:table-column-properties style:column-width="0.76cm"/>
    </style:style>
    <style:style style:name="Table3.C" style:family="table-column">
      <style:table-column-properties style:column-width="0.612cm"/>
    </style:style>
    <style:style style:name="Table3.D" style:family="table-column">
      <style:table-column-properties style:column-width="2.034cm"/>
    </style:style>
    <style:style style:name="Table3.E" style:family="table-column">
      <style:table-column-properties style:column-width="0.811cm"/>
    </style:style>
    <style:style style:name="Table3.F" style:family="table-column">
      <style:table-column-properties style:column-width="0.975cm"/>
    </style:style>
    <style:style style:name="Table3.A1" style:family="table-cell">
      <style:table-cell-properties fo:background-color="#007826" fo:padding="0.097cm" fo:border="0.002cm solid #000000">
        <style:background-image/>
      </style:table-cell-properties>
    </style:style>
    <style:style style:name="Table3.A2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background-color="#007826" fo:padding="0.097cm" fo:border-left="0.002cm solid #000000" fo:border-right="none" fo:border-top="none" fo:border-bottom="0.002cm solid #000000">
        <style:background-image/>
      </style:table-cell-properties>
    </style:style>
    <style:style style:name="Table3.F2" style:family="table-cell">
      <style:table-cell-properties fo:background-color="#00782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F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9.296cm" table:align="margins"/>
    </style:style>
    <style:style style:name="Table6.A" style:family="table-column">
      <style:table-column-properties style:column-width="2.635cm" style:rel-column-width="18584*"/>
    </style:style>
    <style:style style:name="Table6.B" style:family="table-column">
      <style:table-column-properties style:column-width="6.66cm" style:rel-column-width="46951*"/>
    </style:style>
    <style:style style:name="Table6.A1" style:family="table-cell">
      <style:table-cell-properties fo:background-color="#007826" fo:padding="0.097cm" fo:border="0.002cm solid #000000">
        <style:background-image/>
      </style:table-cell-properties>
    </style:style>
    <style:style style:name="Table6.2" style:family="table-row">
      <style:table-row-properties style:min-row-height="2.11cm"/>
    </style:style>
    <style:style style:name="Table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3" style:family="table-row">
      <style:table-row-properties style:min-row-height="1.834cm"/>
    </style:style>
    <style:style style:name="Table6.4" style:family="table-row">
      <style:table-row-properties style:min-row-height="1.258cm"/>
    </style:style>
    <style:style style:name="Table6.5" style:family="table-row">
      <style:table-row-properties style:min-row-height="1.339cm"/>
    </style:style>
    <style:style style:name="Table6.6" style:family="table-row">
      <style:table-row-properties style:min-row-height="2.15cm"/>
    </style:style>
    <style:style style:name="Table7" style:family="table">
      <style:table-properties style:width="16.967cm" table:align="right"/>
    </style:style>
    <style:style style:name="Table7.A" style:family="table-column">
      <style:table-column-properties style:column-width="16.967cm"/>
    </style:style>
    <style:style style:name="Table7.1" style:family="table-row">
      <style:table-row-properties style:min-row-height="0.48cm"/>
    </style:style>
    <style:style style:name="Table7.A1" style:family="table-cell">
      <style:table-cell-properties style:vertical-align="middle" fo:background-color="#007826" fo:padding="0.097cm" fo:border="0.002cm solid #000000">
        <style:background-image/>
      </style:table-cell-properties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1" style:family="table-row">
      <style:table-row-properties style:min-row-height="1.307cm"/>
    </style:style>
    <style:style style:name="Table8.A1" style:family="table-cell">
      <style:table-cell-properties fo:padding="0cm" fo:border="none"/>
    </style:style>
    <style:style style:name="Table8.2" style:family="table-row">
      <style:table-row-properties style:min-row-height="1.222cm"/>
    </style:style>
    <style:style style:name="Table8.3" style:family="table-row">
      <style:table-row-properties style:min-row-height="1.224cm"/>
    </style:style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color="#566847" style:font-name="Trebuchet MS" fo:font-size="29pt" fo:language="en" fo:country="US" fo:font-weight="bold" style:font-size-asian="29pt" style:font-size-complex="29pt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Table_20_Contents">
      <style:text-properties fo:color="#ffffff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ffff"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text-properties fo:font-size="8pt" style:font-size-asian="8pt" style:font-size-complex="8pt"/>
    </style:style>
    <style:style style:name="P7" style:family="paragraph" style:parent-style-name="Table_20_Contents">
      <style:text-properties fo:color="#006600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6600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text-properties fo:color="#007826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7826" fo:font-size="8pt" fo:font-weight="bold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 fo:background-color="#007826">
        <style:background-image/>
      </style:paragraph-properties>
      <style:text-properties fo:color="#ffffff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ffffff">
        <style:background-image/>
      </style:paragraph-properties>
      <style:text-properties fo:font-size="8pt" style:font-size-asian="8pt" style:font-size-complex="8pt"/>
    </style:style>
    <style:style style:name="P13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14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5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etter-spacing="0.138cm"/>
    </style:style>
    <style:style style:name="T3" style:family="text">
      <style:text-properties fo:color="#566847" style:font-name="Trebuchet MS" fo:letter-spacing="-0.127cm" fo:language="en" fo:country="US" fo:font-weight="bold"/>
    </style:style>
    <style:style style:name="T4" style:family="text">
      <style:text-properties fo:color="#566847" style:font-name="Trebuchet MS" fo:language="en" fo:country="US" fo:font-weight="bol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textarea form:name="Employee.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Employee.Rol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eported.Dat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Employee.Role.Dur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cident.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cident.Ti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Supervisor.Nam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Reported.To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Verification.Reported.Date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Bureau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Additional.Info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Work.Uni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cident.Location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Head" form:control-implementation="ooo:com.sun.star.form.component.CheckBox" xml:id="control14" form:id="control1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Face" form:control-implementation="ooo:com.sun.star.form.component.CheckBox" xml:id="control15" form:id="control1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Neck" form:control-implementation="ooo:com.sun.star.form.component.CheckBox" xml:id="control16" form:id="control1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pperBack" form:control-implementation="ooo:com.sun.star.form.component.CheckBox" xml:id="control17" form:id="control1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LowerBack" form:control-implementation="ooo:com.sun.star.form.component.CheckBox" xml:id="control18" form:id="control1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hest" form:control-implementation="ooo:com.sun.star.form.component.CheckBox" xml:id="control19" form:id="control1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bdomen" form:control-implementation="ooo:com.sun.star.form.component.CheckBox" xml:id="control20" form:id="control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elvisGroin" form:control-implementation="ooo:com.sun.star.form.component.CheckBox" xml:id="control21" form:id="control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Lips" form:control-implementation="ooo:com.sun.star.form.component.CheckBox" xml:id="control22" form:id="control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Teeth" form:control-implementation="ooo:com.sun.star.form.component.CheckBox" xml:id="control23" form:id="control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Tongue" form:control-implementation="ooo:com.sun.star.form.component.CheckBox" xml:id="control24" form:id="control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Nose" form:control-implementation="ooo:com.sun.star.form.component.CheckBox" xml:id="control25" form:id="control2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Fingers" form:control-implementation="ooo:com.sun.star.form.component.CheckBox" xml:id="control26" form:id="control2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Toes" form:control-implementation="ooo:com.sun.star.form.component.CheckBox" xml:id="control27" form:id="control2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Other1" form:control-implementation="ooo:com.sun.star.form.component.CheckBox" xml:id="control28" form:id="control2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Other2" form:control-implementation="ooo:com.sun.star.form.component.CheckBox" xml:id="control29" form:id="control2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Incident.Description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cident.Cause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Incident.Add.Info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cident.OSHA.Reportin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Incident.Witness.Contact.Info" form:control-implementation="ooo:com.sun.star.form.component.TextField" xml:id="control34" form:id="control34" form:max-length="2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Shoulder.Left" form:control-implementation="ooo:com.sun.star.form.component.CheckBox" xml:id="control35" form:id="control3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rmPit.Left" form:control-implementation="ooo:com.sun.star.form.component.CheckBox" xml:id="control36" form:id="control3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lbow.Left" form:control-implementation="ooo:com.sun.star.form.component.CheckBox" xml:id="control37" form:id="control3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Wrist.Left" form:control-implementation="ooo:com.sun.star.form.component.CheckBox" xml:id="control38" form:id="control3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and.Left" form:control-implementation="ooo:com.sun.star.form.component.CheckBox" xml:id="control39" form:id="control3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Buttocks.Left" form:control-implementation="ooo:com.sun.star.form.component.CheckBox" xml:id="control40" form:id="control4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ip.Left" form:control-implementation="ooo:com.sun.star.form.component.CheckBox" xml:id="control41" form:id="control4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Thigh.Left" form:control-implementation="ooo:com.sun.star.form.component.CheckBox" xml:id="control42" form:id="control4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LowerLeg.Left" form:control-implementation="ooo:com.sun.star.form.component.CheckBox" xml:id="control43" form:id="control4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nee.Left" form:control-implementation="ooo:com.sun.star.form.component.CheckBox" xml:id="control44" form:id="control4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nkle.Left" form:control-implementation="ooo:com.sun.star.form.component.CheckBox" xml:id="control45" form:id="control4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yes.Left" form:control-implementation="ooo:com.sun.star.form.component.CheckBox" xml:id="control46" form:id="control4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ars.Left" form:control-implementation="ooo:com.sun.star.form.component.CheckBox" xml:id="control47" form:id="control4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houlder.Right" form:control-implementation="ooo:com.sun.star.form.component.CheckBox" xml:id="control48" form:id="control4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rmPit.Right" form:control-implementation="ooo:com.sun.star.form.component.CheckBox" xml:id="control49" form:id="control4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pperArm.Left" form:control-implementation="ooo:com.sun.star.form.component.CheckBox" xml:id="control50" form:id="control5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pperArm.Right" form:control-implementation="ooo:com.sun.star.form.component.CheckBox" xml:id="control51" form:id="control5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LowerArm.Left" form:control-implementation="ooo:com.sun.star.form.component.CheckBox" xml:id="control52" form:id="control5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LowerArm.Right" form:control-implementation="ooo:com.sun.star.form.component.CheckBox" xml:id="control53" form:id="control5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lbow.Right" form:control-implementation="ooo:com.sun.star.form.component.CheckBox" xml:id="control54" form:id="control5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Wrist.Right" form:control-implementation="ooo:com.sun.star.form.component.CheckBox" xml:id="control55" form:id="control55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and.Right" form:control-implementation="ooo:com.sun.star.form.component.CheckBox" xml:id="control56" form:id="control56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Buttocks.Right" form:control-implementation="ooo:com.sun.star.form.component.CheckBox" xml:id="control57" form:id="control57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Hip.Right" form:control-implementation="ooo:com.sun.star.form.component.CheckBox" xml:id="control58" form:id="control58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Thigh.Right" form:control-implementation="ooo:com.sun.star.form.component.CheckBox" xml:id="control59" form:id="control59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LowerLeg.Right" form:control-implementation="ooo:com.sun.star.form.component.CheckBox" xml:id="control60" form:id="control6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Knee.Right" form:control-implementation="ooo:com.sun.star.form.component.CheckBox" xml:id="control61" form:id="control6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nkle.Right" form:control-implementation="ooo:com.sun.star.form.component.CheckBox" xml:id="control62" form:id="control6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yes.Right" form:control-implementation="ooo:com.sun.star.form.component.CheckBox" xml:id="control63" form:id="control6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ars.Right" form:control-implementation="ooo:com.sun.star.form.component.CheckBox" xml:id="control64" form:id="control6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cident Incident Report<text:span text:style-name="T2"> T</text:span>emplate</text:p>
      <text:p text:style-name="Standard"/>
      <text:p text:style-name="Standard"/>
      <text:p text:style-name="P1"><text:span text:style-name="T4">Accident /</text:span><text:span text:style-name="T3"> </text:span><text:span text:style-name="T4">Incident Report Form Template</text:span></text:p>
      <text:p text:style-name="Standard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Table_20_Contents"><draw:control text:anchor-type="paragraph" draw:z-index="0" draw:style-name="gr1" draw:text-style-name="P13" svg:width="3.754cm" svg:height="0.784cm" svg:x="1.87cm" svg:y="0.095cm" draw:control="control1"/>Employee </text:p>
            <text:p text:style-name="Table_20_Contents"><text:s text:c="6"/>Name: <text:span text:style-name="T1"><text:s text:c="36"/></text:span></text:p>
          </table:table-cell>
          <table:table-cell table:style-name="Table1.A1" office:value-type="string">
            <text:p text:style-name="Table_20_Contents"><draw:control text:anchor-type="paragraph" draw:z-index="2" draw:style-name="gr1" draw:text-style-name="P13" svg:width="3.627cm" svg:height="0.784cm" svg:x="1.921cm" svg:y="0.106cm" draw:control="control2"/></text:p>
            <text:p text:style-name="Table_20_Contents">Title/Role: <text:span text:style-name="T1"><text:s text:c="35"/></text:span></text:p>
          </table:table-cell>
          <table:table-cell table:style-name="Table1.A1" office:value-type="string">
            <text:p text:style-name="Table_20_Contents"><draw:control text:anchor-type="paragraph" draw:z-index="3" draw:style-name="gr1" draw:text-style-name="P13" svg:width="2.869cm" svg:height="0.784cm" svg:x="2.732cm" svg:y="0.079cm" draw:control="control3"/></text:p>
            <text:p text:style-name="Table_20_Contents">Date of Report: <text:span text:style-name="T1"><text:s text:c="27"/></text:span></text:p>
          </table:table-cell>
        </table:table-row>
        <table:table-row table:style-name="Table1.2">
          <table:table-cell table:style-name="Table1.A1" office:value-type="string">
            <text:p text:style-name="Table_20_Contents">Employee</text:p>
            <text:p text:style-name="Table_20_Contents">Signature: <text:span text:style-name="T1"><text:s text:c="33"/></text:span></text:p>
          </table:table-cell>
          <table:table-cell table:style-name="Table1.A1" office:value-type="string">
            <text:p text:style-name="Table_20_Contents"><draw:control text:anchor-type="paragraph" draw:z-index="4" draw:style-name="gr1" draw:text-style-name="P13" svg:width="2.518cm" svg:height="0.784cm" svg:x="2.896cm" svg:y="0.079cm" draw:control="control4"/>Length of Time</text:p>
            <text:p text:style-name="Table_20_Contents">In Current Role: <text:span text:style-name="T1"><text:s text:c="25"/></text:span></text:p>
          </table:table-cell>
          <table:table-cell table:style-name="Table1.A1" office:value-type="string">
            <text:p text:style-name="Table_20_Contents"><draw:control text:anchor-type="paragraph" draw:z-index="5" draw:style-name="gr1" draw:text-style-name="P13" svg:width="2.622cm" svg:height="0.784cm" svg:x="2.997cm" svg:y="0.053cm" draw:control="control5"/></text:p>
            <text:p text:style-name="Table_20_Contents">Date of Incident: <text:span text:style-name="T1"><text:s text:c="26"/>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Table_20_Contents"><draw:control text:anchor-type="paragraph" draw:z-index="1" draw:style-name="gr1" draw:text-style-name="P13" svg:width="8.923cm" svg:height="0.784cm" svg:x="2.307cm" svg:y="0.109cm" draw:control="control13"/>Location Of</text:p>
            <text:p text:style-name="Table_20_Contents"><text:s text:c="6"/>Incident: <text:span text:style-name="T1"><text:s text:c="85"/></text:span></text:p>
          </table:table-cell>
          <table:covered-table-cell/>
          <table:table-cell table:style-name="Table1.A1" office:value-type="string">
            <text:p text:style-name="Table_20_Contents"><draw:control text:anchor-type="paragraph" draw:z-index="6" draw:style-name="gr1" draw:text-style-name="P13" svg:width="2.595cm" svg:height="0.784cm" svg:x="3.023cm" svg:y="0.106cm" draw:control="control6"/></text:p>
            <text:p text:style-name="Table_20_Contents">Time of Incident: <text:span text:style-name="T1"><text:s text:c="25"/>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table:number-columns-spanned="6" office:value-type="string">
                  <text:p text:style-name="P11">RESULT OF ACCIDENT/INCIDENT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2" office:value-type="string">
                  <text:p text:style-name="P9">HEAD</text:p>
                </table:table-cell>
                <table:table-cell table:style-name="Table3.B2" office:value-type="string">
                  <text:p text:style-name="P6"><draw:control text:anchor-type="as-char" draw:z-index="13" draw:style-name="gr2" draw:text-style-name="P14" svg:width="0.398cm" svg:height="0.348cm" draw:control="control14"/></text:p>
                </table:table-cell>
                <table:table-cell table:style-name="Table3.B2" table:number-rows-spanned="16" office:value-type="string">
                  <text:p text:style-name="P6"/>
                </table:table-cell>
                <table:table-cell table:style-name="Table3.D2" office:value-type="string">
                  <text:p text:style-name="P12"/>
                </table:table-cell>
                <table:table-cell table:style-name="Table3.D2" office:value-type="string">
                  <text:p text:style-name="P4">Left</text:p>
                </table:table-cell>
                <table:table-cell table:style-name="Table3.F2" office:value-type="string">
                  <text:p text:style-name="P4">Right</text:p>
                </table:table-cell>
              </table:table-row>
              <table:table-row>
                <table:table-cell table:style-name="Table3.A2" office:value-type="string">
                  <text:p text:style-name="P7">FACE</text:p>
                </table:table-cell>
                <table:table-cell table:style-name="Table3.B2" office:value-type="string">
                  <text:p text:style-name="P3"><draw:control text:anchor-type="as-char" draw:z-index="14" draw:style-name="gr2" draw:text-style-name="P14" svg:width="0.398cm" svg:height="0.348cm" draw:control="control15"/></text:p>
                </table:table-cell>
                <table:covered-table-cell/>
                <table:table-cell table:style-name="Table3.B2" office:value-type="string">
                  <text:p text:style-name="P9">SHOULDER</text:p>
                </table:table-cell>
                <table:table-cell table:style-name="Table3.B2" office:value-type="string">
                  <text:p text:style-name="P3"><draw:control text:anchor-type="as-char" draw:z-index="34" draw:style-name="gr2" draw:text-style-name="P14" svg:width="0.398cm" svg:height="0.348cm" draw:control="control35"/></text:p>
                </table:table-cell>
                <table:table-cell table:style-name="Table3.F3" office:value-type="string">
                  <text:p text:style-name="P3"><draw:control text:anchor-type="as-char" draw:z-index="47" draw:style-name="gr2" draw:text-style-name="P14" svg:width="0.398cm" svg:height="0.348cm" draw:control="control48"/></text:p>
                </table:table-cell>
              </table:table-row>
              <table:table-row>
                <table:table-cell table:style-name="Table3.A2" office:value-type="string">
                  <text:p text:style-name="P7">NECK</text:p>
                </table:table-cell>
                <table:table-cell table:style-name="Table3.B2" office:value-type="string">
                  <text:p text:style-name="P3"><draw:control text:anchor-type="as-char" draw:z-index="15" draw:style-name="gr2" draw:text-style-name="P14" svg:width="0.398cm" svg:height="0.348cm" draw:control="control16"/></text:p>
                </table:table-cell>
                <table:covered-table-cell/>
                <table:table-cell table:style-name="Table3.B2" office:value-type="string">
                  <text:p text:style-name="P9">ARM PIT</text:p>
                </table:table-cell>
                <table:table-cell table:style-name="Table3.B2" office:value-type="string">
                  <text:p text:style-name="P3"><draw:control text:anchor-type="as-char" draw:z-index="35" draw:style-name="gr2" draw:text-style-name="P14" svg:width="0.398cm" svg:height="0.348cm" draw:control="control36"/></text:p>
                </table:table-cell>
                <table:table-cell table:style-name="Table3.F3" office:value-type="string">
                  <text:p text:style-name="P3"><draw:control text:anchor-type="as-char" draw:z-index="48" draw:style-name="gr2" draw:text-style-name="P14" svg:width="0.398cm" svg:height="0.348cm" draw:control="control49"/></text:p>
                </table:table-cell>
              </table:table-row>
              <table:table-row>
                <table:table-cell table:style-name="Table3.A2" office:value-type="string">
                  <text:p text:style-name="P7">UPPER BACK</text:p>
                </table:table-cell>
                <table:table-cell table:style-name="Table3.B2" office:value-type="string">
                  <text:p text:style-name="P3"><draw:control text:anchor-type="as-char" draw:z-index="16" draw:style-name="gr2" draw:text-style-name="P14" svg:width="0.398cm" svg:height="0.348cm" draw:control="control17"/></text:p>
                </table:table-cell>
                <table:covered-table-cell/>
                <table:table-cell table:style-name="Table3.B2" office:value-type="string">
                  <text:p text:style-name="P9">UPPER ARM</text:p>
                </table:table-cell>
                <table:table-cell table:style-name="Table3.B2" office:value-type="string">
                  <text:p text:style-name="P3"><draw:control text:anchor-type="as-char" draw:z-index="49" draw:style-name="gr2" draw:text-style-name="P14" svg:width="0.398cm" svg:height="0.348cm" draw:control="control50"/></text:p>
                </table:table-cell>
                <table:table-cell table:style-name="Table3.F3" office:value-type="string">
                  <text:p text:style-name="P3"><draw:control text:anchor-type="as-char" draw:z-index="50" draw:style-name="gr2" draw:text-style-name="P14" svg:width="0.398cm" svg:height="0.348cm" draw:control="control51"/></text:p>
                </table:table-cell>
              </table:table-row>
              <table:table-row>
                <table:table-cell table:style-name="Table3.A2" office:value-type="string">
                  <text:p text:style-name="P7">LOWER BACK</text:p>
                </table:table-cell>
                <table:table-cell table:style-name="Table3.B2" office:value-type="string">
                  <text:p text:style-name="P3"><draw:control text:anchor-type="as-char" draw:z-index="17" draw:style-name="gr2" draw:text-style-name="P14" svg:width="0.398cm" svg:height="0.348cm" draw:control="control18"/></text:p>
                </table:table-cell>
                <table:covered-table-cell/>
                <table:table-cell table:style-name="Table3.B2" office:value-type="string">
                  <text:p text:style-name="P9">LOWER ARM</text:p>
                </table:table-cell>
                <table:table-cell table:style-name="Table3.B2" office:value-type="string">
                  <text:p text:style-name="P3"><draw:control text:anchor-type="as-char" draw:z-index="51" draw:style-name="gr2" draw:text-style-name="P14" svg:width="0.398cm" svg:height="0.348cm" draw:control="control52"/></text:p>
                </table:table-cell>
                <table:table-cell table:style-name="Table3.F3" office:value-type="string">
                  <text:p text:style-name="P3"><draw:control text:anchor-type="as-char" draw:z-index="52" draw:style-name="gr2" draw:text-style-name="P14" svg:width="0.398cm" svg:height="0.348cm" draw:control="control53"/></text:p>
                </table:table-cell>
              </table:table-row>
              <table:table-row>
                <table:table-cell table:style-name="Table3.A2" office:value-type="string">
                  <text:p text:style-name="P7">CHEST</text:p>
                </table:table-cell>
                <table:table-cell table:style-name="Table3.B2" office:value-type="string">
                  <text:p text:style-name="P3"><draw:control text:anchor-type="as-char" draw:z-index="18" draw:style-name="gr2" draw:text-style-name="P14" svg:width="0.398cm" svg:height="0.348cm" draw:control="control19"/></text:p>
                </table:table-cell>
                <table:covered-table-cell/>
                <table:table-cell table:style-name="Table3.B2" office:value-type="string">
                  <text:p text:style-name="P9">ELBOW</text:p>
                </table:table-cell>
                <table:table-cell table:style-name="Table3.B2" office:value-type="string">
                  <text:p text:style-name="P3"><draw:control text:anchor-type="as-char" draw:z-index="36" draw:style-name="gr2" draw:text-style-name="P14" svg:width="0.398cm" svg:height="0.348cm" draw:control="control37"/></text:p>
                </table:table-cell>
                <table:table-cell table:style-name="Table3.F3" office:value-type="string">
                  <text:p text:style-name="P3"><draw:control text:anchor-type="as-char" draw:z-index="53" draw:style-name="gr2" draw:text-style-name="P14" svg:width="0.398cm" svg:height="0.348cm" draw:control="control54"/></text:p>
                </table:table-cell>
              </table:table-row>
              <table:table-row>
                <table:table-cell table:style-name="Table3.A2" office:value-type="string">
                  <text:p text:style-name="P7">ABDOMEN</text:p>
                </table:table-cell>
                <table:table-cell table:style-name="Table3.B2" office:value-type="string">
                  <text:p text:style-name="P3"><draw:control text:anchor-type="as-char" draw:z-index="19" draw:style-name="gr2" draw:text-style-name="P14" svg:width="0.398cm" svg:height="0.348cm" draw:control="control20"/></text:p>
                </table:table-cell>
                <table:covered-table-cell/>
                <table:table-cell table:style-name="Table3.B2" office:value-type="string">
                  <text:p text:style-name="P9">WRIST</text:p>
                </table:table-cell>
                <table:table-cell table:style-name="Table3.B2" office:value-type="string">
                  <text:p text:style-name="P3"><draw:control text:anchor-type="as-char" draw:z-index="37" draw:style-name="gr2" draw:text-style-name="P14" svg:width="0.398cm" svg:height="0.348cm" draw:control="control38"/></text:p>
                </table:table-cell>
                <table:table-cell table:style-name="Table3.F3" office:value-type="string">
                  <text:p text:style-name="P3"><draw:control text:anchor-type="as-char" draw:z-index="54" draw:style-name="gr2" draw:text-style-name="P14" svg:width="0.398cm" svg:height="0.348cm" draw:control="control55"/></text:p>
                </table:table-cell>
              </table:table-row>
              <table:table-row>
                <table:table-cell table:style-name="Table3.A2" office:value-type="string">
                  <text:p text:style-name="P7">PELVIS/GROIN</text:p>
                </table:table-cell>
                <table:table-cell table:style-name="Table3.B2" office:value-type="string">
                  <text:p text:style-name="P3"><draw:control text:anchor-type="as-char" draw:z-index="20" draw:style-name="gr2" draw:text-style-name="P14" svg:width="0.398cm" svg:height="0.348cm" draw:control="control21"/></text:p>
                </table:table-cell>
                <table:covered-table-cell/>
                <table:table-cell table:style-name="Table3.B2" office:value-type="string">
                  <text:p text:style-name="P9">HAND</text:p>
                </table:table-cell>
                <table:table-cell table:style-name="Table3.B2" office:value-type="string">
                  <text:p text:style-name="P3"><draw:control text:anchor-type="as-char" draw:z-index="38" draw:style-name="gr2" draw:text-style-name="P14" svg:width="0.398cm" svg:height="0.348cm" draw:control="control39"/></text:p>
                </table:table-cell>
                <table:table-cell table:style-name="Table3.F3" office:value-type="string">
                  <text:p text:style-name="P3"><draw:control text:anchor-type="as-char" draw:z-index="55" draw:style-name="gr2" draw:text-style-name="P14" svg:width="0.398cm" svg:height="0.348cm" draw:control="control56"/></text:p>
                </table:table-cell>
              </table:table-row>
              <table:table-row>
                <table:table-cell table:style-name="Table3.A2" office:value-type="string">
                  <text:p text:style-name="P7">LIPS</text:p>
                </table:table-cell>
                <table:table-cell table:style-name="Table3.B2" office:value-type="string">
                  <text:p text:style-name="P3"><draw:control text:anchor-type="as-char" draw:z-index="21" draw:style-name="gr2" draw:text-style-name="P14" svg:width="0.398cm" svg:height="0.348cm" draw:control="control22"/></text:p>
                </table:table-cell>
                <table:covered-table-cell/>
                <table:table-cell table:style-name="Table3.B2" office:value-type="string">
                  <text:p text:style-name="P9">BUTTOCKS</text:p>
                </table:table-cell>
                <table:table-cell table:style-name="Table3.B2" office:value-type="string">
                  <text:p text:style-name="P3"><draw:control text:anchor-type="as-char" draw:z-index="39" draw:style-name="gr2" draw:text-style-name="P14" svg:width="0.398cm" svg:height="0.348cm" draw:control="control40"/></text:p>
                </table:table-cell>
                <table:table-cell table:style-name="Table3.F3" office:value-type="string">
                  <text:p text:style-name="P3"><draw:control text:anchor-type="as-char" draw:z-index="56" draw:style-name="gr2" draw:text-style-name="P14" svg:width="0.398cm" svg:height="0.348cm" draw:control="control57"/></text:p>
                </table:table-cell>
              </table:table-row>
              <table:table-row>
                <table:table-cell table:style-name="Table3.A2" office:value-type="string">
                  <text:p text:style-name="P7">TEETH</text:p>
                </table:table-cell>
                <table:table-cell table:style-name="Table3.B2" office:value-type="string">
                  <text:p text:style-name="P3"><draw:control text:anchor-type="as-char" draw:z-index="22" draw:style-name="gr2" draw:text-style-name="P14" svg:width="0.398cm" svg:height="0.348cm" draw:control="control23"/></text:p>
                </table:table-cell>
                <table:covered-table-cell/>
                <table:table-cell table:style-name="Table3.B2" office:value-type="string">
                  <text:p text:style-name="P9">HIP</text:p>
                </table:table-cell>
                <table:table-cell table:style-name="Table3.B2" office:value-type="string">
                  <text:p text:style-name="P3"><draw:control text:anchor-type="as-char" draw:z-index="40" draw:style-name="gr2" draw:text-style-name="P14" svg:width="0.398cm" svg:height="0.348cm" draw:control="control41"/></text:p>
                </table:table-cell>
                <table:table-cell table:style-name="Table3.F3" office:value-type="string">
                  <text:p text:style-name="P3"><draw:control text:anchor-type="as-char" draw:z-index="57" draw:style-name="gr2" draw:text-style-name="P14" svg:width="0.398cm" svg:height="0.348cm" draw:control="control58"/></text:p>
                </table:table-cell>
              </table:table-row>
              <table:table-row>
                <table:table-cell table:style-name="Table3.A2" office:value-type="string">
                  <text:p text:style-name="P7">TONGUE</text:p>
                </table:table-cell>
                <table:table-cell table:style-name="Table3.B2" office:value-type="string">
                  <text:p text:style-name="P3"><draw:control text:anchor-type="as-char" draw:z-index="23" draw:style-name="gr2" draw:text-style-name="P14" svg:width="0.398cm" svg:height="0.348cm" draw:control="control24"/></text:p>
                </table:table-cell>
                <table:covered-table-cell/>
                <table:table-cell table:style-name="Table3.B2" office:value-type="string">
                  <text:p text:style-name="P9">THIGH</text:p>
                </table:table-cell>
                <table:table-cell table:style-name="Table3.B2" office:value-type="string">
                  <text:p text:style-name="P3"><draw:control text:anchor-type="as-char" draw:z-index="41" draw:style-name="gr2" draw:text-style-name="P14" svg:width="0.398cm" svg:height="0.348cm" draw:control="control42"/></text:p>
                </table:table-cell>
                <table:table-cell table:style-name="Table3.F3" office:value-type="string">
                  <text:p text:style-name="P3"><draw:control text:anchor-type="as-char" draw:z-index="58" draw:style-name="gr2" draw:text-style-name="P14" svg:width="0.398cm" svg:height="0.348cm" draw:control="control59"/></text:p>
                </table:table-cell>
              </table:table-row>
              <table:table-row>
                <table:table-cell table:style-name="Table3.A2" office:value-type="string">
                  <text:p text:style-name="P7">NOSE</text:p>
                </table:table-cell>
                <table:table-cell table:style-name="Table3.B2" office:value-type="string">
                  <text:p text:style-name="P3"><draw:control text:anchor-type="as-char" draw:z-index="24" draw:style-name="gr2" draw:text-style-name="P14" svg:width="0.398cm" svg:height="0.348cm" draw:control="control25"/></text:p>
                </table:table-cell>
                <table:covered-table-cell/>
                <table:table-cell table:style-name="Table3.B2" office:value-type="string">
                  <text:p text:style-name="P9">LOWER LEG</text:p>
                </table:table-cell>
                <table:table-cell table:style-name="Table3.B2" office:value-type="string">
                  <text:p text:style-name="P3"><draw:control text:anchor-type="as-char" draw:z-index="42" draw:style-name="gr2" draw:text-style-name="P14" svg:width="0.398cm" svg:height="0.348cm" draw:control="control43"/></text:p>
                </table:table-cell>
                <table:table-cell table:style-name="Table3.F3" office:value-type="string">
                  <text:p text:style-name="P3"><draw:control text:anchor-type="as-char" draw:z-index="59" draw:style-name="gr2" draw:text-style-name="P14" svg:width="0.398cm" svg:height="0.348cm" draw:control="control60"/></text:p>
                </table:table-cell>
              </table:table-row>
              <table:table-row>
                <table:table-cell table:style-name="Table3.A2" office:value-type="string">
                  <text:p text:style-name="P7">FINGERS</text:p>
                </table:table-cell>
                <table:table-cell table:style-name="Table3.B2" office:value-type="string">
                  <text:p text:style-name="P3"><draw:control text:anchor-type="as-char" draw:z-index="25" draw:style-name="gr2" draw:text-style-name="P14" svg:width="0.398cm" svg:height="0.348cm" draw:control="control26"/></text:p>
                </table:table-cell>
                <table:covered-table-cell/>
                <table:table-cell table:style-name="Table3.B2" office:value-type="string">
                  <text:p text:style-name="P9">KNEE</text:p>
                </table:table-cell>
                <table:table-cell table:style-name="Table3.B2" office:value-type="string">
                  <text:p text:style-name="P3"><draw:control text:anchor-type="as-char" draw:z-index="43" draw:style-name="gr2" draw:text-style-name="P14" svg:width="0.398cm" svg:height="0.348cm" draw:control="control44"/></text:p>
                </table:table-cell>
                <table:table-cell table:style-name="Table3.F3" office:value-type="string">
                  <text:p text:style-name="P3"><draw:control text:anchor-type="as-char" draw:z-index="60" draw:style-name="gr2" draw:text-style-name="P14" svg:width="0.398cm" svg:height="0.348cm" draw:control="control61"/></text:p>
                </table:table-cell>
              </table:table-row>
              <table:table-row>
                <table:table-cell table:style-name="Table3.A2" office:value-type="string">
                  <text:p text:style-name="P7">TOES</text:p>
                </table:table-cell>
                <table:table-cell table:style-name="Table3.B2" office:value-type="string">
                  <text:p text:style-name="P3"><draw:control text:anchor-type="as-char" draw:z-index="26" draw:style-name="gr2" draw:text-style-name="P14" svg:width="0.398cm" svg:height="0.348cm" draw:control="control27"/></text:p>
                </table:table-cell>
                <table:covered-table-cell/>
                <table:table-cell table:style-name="Table3.B2" office:value-type="string">
                  <text:p text:style-name="P9">ANKLE</text:p>
                </table:table-cell>
                <table:table-cell table:style-name="Table3.B2" office:value-type="string">
                  <text:p text:style-name="P3"><draw:control text:anchor-type="as-char" draw:z-index="44" draw:style-name="gr2" draw:text-style-name="P14" svg:width="0.398cm" svg:height="0.348cm" draw:control="control45"/></text:p>
                </table:table-cell>
                <table:table-cell table:style-name="Table3.F3" office:value-type="string">
                  <text:p text:style-name="P3"><draw:control text:anchor-type="as-char" draw:z-index="61" draw:style-name="gr2" draw:text-style-name="P14" svg:width="0.398cm" svg:height="0.348cm" draw:control="control62"/></text:p>
                </table:table-cell>
              </table:table-row>
              <table:table-row>
                <table:table-cell table:style-name="Table3.A2" office:value-type="string">
                  <text:p text:style-name="P7">OTHER:</text:p>
                </table:table-cell>
                <table:table-cell table:style-name="Table3.B2" office:value-type="string">
                  <text:p text:style-name="P3"><draw:control text:anchor-type="as-char" draw:z-index="27" draw:style-name="gr2" draw:text-style-name="P14" svg:width="0.398cm" svg:height="0.348cm" draw:control="control28"/></text:p>
                </table:table-cell>
                <table:covered-table-cell/>
                <table:table-cell table:style-name="Table3.B2" office:value-type="string">
                  <text:p text:style-name="P9">EYES</text:p>
                </table:table-cell>
                <table:table-cell table:style-name="Table3.B2" office:value-type="string">
                  <text:p text:style-name="P3"><draw:control text:anchor-type="as-char" draw:z-index="45" draw:style-name="gr2" draw:text-style-name="P14" svg:width="0.398cm" svg:height="0.348cm" draw:control="control46"/></text:p>
                </table:table-cell>
                <table:table-cell table:style-name="Table3.F3" office:value-type="string">
                  <text:p text:style-name="P3"><draw:control text:anchor-type="as-char" draw:z-index="62" draw:style-name="gr2" draw:text-style-name="P14" svg:width="0.398cm" svg:height="0.348cm" draw:control="control63"/></text:p>
                </table:table-cell>
              </table:table-row>
              <table:table-row>
                <table:table-cell table:style-name="Table3.A2" office:value-type="string">
                  <text:p text:style-name="P7">OTHER:</text:p>
                </table:table-cell>
                <table:table-cell table:style-name="Table3.B2" office:value-type="string">
                  <text:p text:style-name="P3"><draw:control text:anchor-type="as-char" draw:z-index="28" draw:style-name="gr2" draw:text-style-name="P14" svg:width="0.398cm" svg:height="0.348cm" draw:control="control29"/></text:p>
                </table:table-cell>
                <table:covered-table-cell/>
                <table:table-cell table:style-name="Table3.B2" office:value-type="string">
                  <text:p text:style-name="P9">EARS</text:p>
                </table:table-cell>
                <table:table-cell table:style-name="Table3.B2" office:value-type="string">
                  <text:p text:style-name="P3"><draw:control text:anchor-type="as-char" draw:z-index="46" draw:style-name="gr2" draw:text-style-name="P14" svg:width="0.398cm" svg:height="0.348cm" draw:control="control47"/></text:p>
                </table:table-cell>
                <table:table-cell table:style-name="Table3.F3" office:value-type="string">
                  <text:p text:style-name="P3"><draw:control text:anchor-type="as-char" draw:z-index="63" draw:style-name="gr2" draw:text-style-name="P14" svg:width="0.398cm" svg:height="0.348cm" draw:control="control64"/></text:p>
                </table:table-cell>
              </table:table-row>
            </table:table>
            <text:p text:style-name="Table_20_Contents"/>
          </table:table-cell>
          <table:table-cell table:style-name="Table2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table:number-columns-spanned="2" office:value-type="string">
                  <text:p text:style-name="P11">INCIDENT INFORMATION</text:p>
                </table:table-cell>
                <table:covered-table-cell/>
              </table:table-row>
              <table:table-row table:style-name="Table6.2">
                <table:table-cell table:style-name="Table6.A2" office:value-type="string">
                  <text:p text:style-name="P10">INCIDENT DESCREPTION</text:p>
                </table:table-cell>
                <table:table-cell table:style-name="Table6.B2" office:value-type="string">
                  <text:p text:style-name="P6"><draw:control text:anchor-type="as-char" draw:z-index="29" draw:style-name="gr3" draw:text-style-name="P15" svg:width="6.464cm" svg:height="1.886cm" draw:control="control30"/></text:p>
                </table:table-cell>
              </table:table-row>
              <table:table-row table:style-name="Table6.3">
                <table:table-cell table:style-name="Table6.A2" office:value-type="string">
                  <text:p text:style-name="P8">TASKS LEADING TO INCIDENT</text:p>
                </table:table-cell>
                <table:table-cell table:style-name="Table6.B2" office:value-type="string">
                  <text:p text:style-name="P6"><draw:control text:anchor-type="as-char" draw:z-index="30" draw:style-name="gr3" draw:text-style-name="P15" svg:width="6.464cm" svg:height="1.654cm" draw:control="control31"/></text:p>
                </table:table-cell>
              </table:table-row>
              <table:table-row table:style-name="Table6.4">
                <table:table-cell table:style-name="Table6.A2" office:value-type="string">
                  <text:p text:style-name="P8">ADDITIONAL INFO</text:p>
                </table:table-cell>
                <table:table-cell table:style-name="Table6.B2" office:value-type="string">
                  <text:p text:style-name="P6"><draw:control text:anchor-type="as-char" draw:z-index="31" draw:style-name="gr3" draw:text-style-name="P15" svg:width="6.43cm" svg:height="1.043cm" draw:control="control32"/></text:p>
                </table:table-cell>
              </table:table-row>
              <table:table-row table:style-name="Table6.5">
                <table:table-cell table:style-name="Table6.A2" office:value-type="string">
                  <text:p text:style-name="P8">OSHA RPORTING</text:p>
                </table:table-cell>
                <table:table-cell table:style-name="Table6.B2" office:value-type="string">
                  <text:p text:style-name="P6"><draw:control text:anchor-type="as-char" draw:z-index="32" draw:style-name="gr3" draw:text-style-name="P15" svg:width="6.464cm" svg:height="1.108cm" draw:control="control33"/></text:p>
                </table:table-cell>
              </table:table-row>
              <table:table-row table:style-name="Table6.6">
                <table:table-cell table:style-name="Table6.A2" office:value-type="string">
                  <text:p text:style-name="P8">WITNESS NAME AND CONTACT</text:p>
                </table:table-cell>
                <table:table-cell table:style-name="Table6.B2" office:value-type="string">
                  <text:p text:style-name="P6"><draw:control text:anchor-type="as-char" svg:y="-1.141cm" draw:z-index="33" draw:style-name="gr4" draw:text-style-name="P15" svg:width="6.464cm" svg:height="1.758cm" draw:control="control34"/></text:p>
                </table:table-cell>
              </table:table-row>
            </table:table>
            <text:p text:style-name="Standard"/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">VRIFICATION</text:p>
          </table:table-cell>
        </table:table-row>
      </table:table>
      <text:p text:style-name="Standard"/>
      <table:table table:name="Table8" table:style-name="Table8">
        <table:table-column table:style-name="Table8.A" table:number-columns-repeated="3"/>
        <table:table-row table:style-name="Table8.1">
          <table:table-cell table:style-name="Table8.A1" office:value-type="string">
            <text:p text:style-name="Table_20_Contents"><draw:control text:anchor-type="paragraph" draw:z-index="7" draw:style-name="gr1" draw:text-style-name="P13" svg:width="3.654cm" svg:height="0.784cm" svg:x="1.937cm" svg:y="0.095cm" draw:control="control7"/>Supervisor </text:p>
            <text:p text:style-name="Table_20_Contents"><text:s text:c="6"/>Name: <text:span text:style-name="T1"><text:s text:c="36"/></text:span></text:p>
          </table:table-cell>
          <table:table-cell table:style-name="Table8.A1" office:value-type="string">
            <text:p text:style-name="Table_20_Contents"><draw:control text:anchor-type="paragraph" draw:z-index="8" draw:style-name="gr1" draw:text-style-name="P13" svg:width="3.29cm" svg:height="0.784cm" svg:x="2.323cm" svg:y="0.106cm" draw:control="control8"/></text:p>
            <text:p text:style-name="Table_20_Contents">Reported To: <text:span text:style-name="T1"><text:s text:c="33"/></text:span></text:p>
          </table:table-cell>
          <table:table-cell table:style-name="Table8.A1" office:value-type="string">
            <text:p text:style-name="Table_20_Contents"><draw:control text:anchor-type="paragraph" draw:z-index="9" draw:style-name="gr1" draw:text-style-name="P13" svg:width="2.886cm" svg:height="0.784cm" svg:x="2.732cm" svg:y="0.079cm" draw:control="control9"/></text:p>
            <text:p text:style-name="Table_20_Contents">Date of Report: <text:span text:style-name="T1"><text:s text:c="27"/></text:span></text:p>
          </table:table-cell>
        </table:table-row>
        <table:table-row table:style-name="Table8.2">
          <table:table-cell table:style-name="Table8.A1" office:value-type="string">
            <text:p text:style-name="Table_20_Contents">Supervisor</text:p>
            <text:p text:style-name="Table_20_Contents">Signature: <text:span text:style-name="T1"><text:s text:c="33"/></text:span></text:p>
          </table:table-cell>
          <table:table-cell table:style-name="Table8.A1" office:value-type="string">
            <text:p text:style-name="Table_20_Contents"><draw:control text:anchor-type="paragraph" draw:z-index="10" draw:style-name="gr1" draw:text-style-name="P13" svg:width="3.296cm" svg:height="0.784cm" svg:x="2.318cm" svg:y="0.079cm" draw:control="control10"/></text:p>
            <text:p text:style-name="Table_20_Contents"><text:s text:c="8"/>Bureau: <text:span text:style-name="T1"><text:s text:c="32"/></text:span></text:p>
          </table:table-cell>
          <table:table-cell table:style-name="Table8.A1" office:value-type="string">
            <text:p text:style-name="Table_20_Contents"><draw:control text:anchor-type="paragraph" draw:z-index="11" draw:style-name="gr1" draw:text-style-name="P13" svg:width="2.805cm" svg:height="0.784cm" svg:x="2.764cm" svg:y="0.053cm" draw:control="control12"/></text:p>
            <text:p text:style-name="Table_20_Contents"><text:s text:c="7"/>Work Unit: <text:span text:style-name="T1"><text:s text:c="27"/></text:span></text:p>
          </table:table-cell>
        </table:table-row>
        <table:table-row table:style-name="Table8.3">
          <table:table-cell table:style-name="Table8.A1" table:number-columns-spanned="3" office:value-type="string">
            <text:p text:style-name="Table_20_Contents"><draw:control text:anchor-type="paragraph" draw:z-index="12" draw:style-name="gr1" draw:text-style-name="P13" svg:width="13.932cm" svg:height="0.784cm" svg:x="2.895cm" svg:y="0.078cm" draw:control="control11"/></text:p>
            <text:p text:style-name="Table_20_Contents">Additional Info: <text:span text:style-name="T1"><text:s text:c="133"/></text:span></text:p>
          </table:table-cell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1T09:57:33.75</meta:creation-date>
    <dc:date>2018-04-01T21:35:26.94</dc:date>
    <meta:editing-duration>PT11H30M36S</meta:editing-duration>
    <meta:editing-cycles>31</meta:editing-cycles>
    <meta:generator>OpenOffice/4.1.5$Win32 OpenOffice.org_project/415m1$Build-9789</meta:generator>
    <meta:document-statistic meta:table-count="6" meta:image-count="0" meta:object-count="0" meta:page-count="1" meta:paragraph-count="115" meta:word-count="106" meta:character-count="1374"/>
  </office:meta>
</office:document-meta>
</file>